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text-properties fo:font-weight="bold" style:font-weight-asian="bold"/>
    </style:style>
    <style:style style:name="P3" style:parent-style-name="Normalny" style:family="paragraph">
      <style:text-properties fo:font-weight="bold" style:font-weight-asian="bold"/>
    </style:style>
    <style:style style:name="T4" style:parent-style-name="Hiperłącze" style:family="text">
      <style:text-properties fo:font-weight="bold" style:font-weight-asian="bold"/>
    </style:style>
    <style:style style:name="P5" style:parent-style-name="Normalny" style:family="paragraph">
      <style:text-properties fo:font-weight="bold" style:font-weight-asian="bold" fo:language="en" fo:country="AU"/>
    </style:style>
    <style:style style:name="T6" style:parent-style-name="Hiperłącze" style:family="text">
      <style:text-properties fo:language="en" fo:country="AU"/>
    </style:style>
    <style:style style:name="T7" style:parent-style-name="Hiperłącze" style:family="text">
      <style:text-properties fo:language="en" fo:country="AU"/>
    </style:style>
    <style:style style:name="P8" style:parent-style-name="Normalny" style:family="paragraph">
      <style:text-properties fo:language="en" fo:country="AU"/>
    </style:style>
    <style:style style:name="P9" style:parent-style-name="Normalny" style:family="paragraph">
      <style:text-properties fo:font-size="14pt" style:font-size-asian="14pt" style:font-size-complex="14pt" fo:language="en" fo:country="AU"/>
    </style:style>
    <style:style style:name="T10" style:parent-style-name="Hiperłącze" style:family="text">
      <style:text-properties fo:language="en" fo:country="AU"/>
    </style:style>
    <style:style style:name="P11" style:parent-style-name="Normalny" style:family="paragraph">
      <style:text-properties fo:font-weight="bold" style:font-weight-asian="bold" fo:language="en" fo:country="AU"/>
    </style:style>
    <style:style style:name="T12" style:parent-style-name="Hiperłącze" style:family="text">
      <style:text-properties fo:language="en" fo:country="AU"/>
    </style:style>
    <style:style style:name="T13" style:parent-style-name="Domyślnaczcionkaakapitu" style:family="text">
      <style:text-properties fo:font-weight="bold" style:font-weight-asian="bold" fo:font-style="italic" style:font-style-asian="italic" style:font-style-complex="italic" fo:language="en"/>
    </style:style>
    <style:style style:name="T14" style:parent-style-name="Domyślnaczcionkaakapitu" style:family="text">
      <style:text-properties fo:language="en" fo:country="AU"/>
    </style:style>
  </office:automatic-styles>
  <office:body>
    <office:text text:use-soft-page-breaks="true">
      <text:p text:style-name="P1"/>
      <text:p text:style-name="Normalny"/>
      <text:p text:style-name="P2">WORLDOFSTATISTICS</text:p>
      <text:p text:style-name="P3"/>
      <text:p text:style-name="Normalny"><text:a xlink:href="http://www.worldofstatistics.org/" office:target-frame-name="_top" xlink:show="replace"><text:span text:style-name="T4">http://www.worldofstatistics.org/</text:span></text:a></text:p>
      <text:p text:style-name="Normalny"><text:a xlink:href="http://www.worldofstatistics.org/about-us/" office:target-frame-name="_top" xlink:show="replace"><text:span text:style-name="Hiperłącze">http://www.worldofstatistics.org/about-us/</text:span></text:a></text:p>
      <text:p text:style-name="P5">International Year of Statistics 2013</text:p>
      <text:p text:style-name="Normalny"><text:a xlink:href="https://www.google.pl/search?q=International+Year+of+Statistics+2013&amp;biw=1904&amp;bih=1046&amp;tbm=isch&amp;tbo=u&amp;source=univ&amp;sa=X&amp;ved=0ahUKEwjU9qiA-6rJAhXiEHIKHe3nBuMQ7AkIQg" office:target-frame-name="_top" xlink:show="replace"><text:span text:style-name="T6">https://www.google.pl/search?q=International+Year+of+Statistics+2013&amp;biw=1904&amp;bih=1046&amp;tbm=isch&amp;tbo=u&amp;source=univ&amp;sa=X&amp;ved=0ahUKEwjU9qiA-6rJAhXiEHIKHe3nBuMQ7AkIQg</text:span></text:a></text:p>
      <text:p text:style-name="Normalny"><text:a xlink:href="https://www.google.pl/search?q=International+Year+of+Statistics+2013&amp;biw=1904&amp;bih=1046&amp;tbm=isch&amp;tbo=u&amp;source=univ&amp;sa=X&amp;ved=0ahUKEwjU9qiA-6rJAhXiEHIKHe3nBuMQ7AkIQg#nfpr=1&amp;tbm=isch&amp;q=International+Year+of+Statistics+2013+Steering+Committee" office:target-frame-name="_top" xlink:show="replace"><text:span text:style-name="T7">https://www.google.pl/search?q=International+Year+of+Statistics+2013&amp;biw=1904&amp;bih=1046&amp;tbm=isch&amp;tbo=u&amp;source=univ&amp;sa=X&amp;ved=0ahUKEwjU9qiA-6rJAhXiEHIKHe3nBuMQ7AkIQg#nfpr=1&amp;tbm=isch&amp;q=International+Year+of+Statistics+2013+Steering+Committee</text:span></text:a></text:p>
      <text:p text:style-name="P8"/>
      <text:p text:style-name="P9">ASA</text:p>
      <text:p text:style-name="Normalny"><text:a xlink:href="http://www.amstat.org/" office:target-frame-name="_top" xlink:show="replace"><text:span text:style-name="T10">http://www.amstat.org/</text:span></text:a></text:p>
      <text:p text:style-name="P11">RSS</text:p>
      <text:p text:style-name="Normalny"><text:a xlink:href="http://www.rss.org.uk/" office:target-frame-name="_top" xlink:show="replace"><text:span text:style-name="T12">http://www.rss.org.uk/</text:span></text:a></text:p>
      <text:p text:style-name="Normalny"><text:span text:style-name="T13">Journal of the Royal Statistical Society</text:span></text:p>
      <text:p text:style-name="Normalny"><text:span text:style-name="T14">https://en.wikipedia.org/wiki/Journal_of_the_Royal_Statistical_Societ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a Zofia FRĄTCZAK</meta:initial-creator>
    <dc:creator>Ewa Zofia FRĄTCZAK</dc:creator>
    <meta:creation-date>2015-11-25T06:51:00Z</meta:creation-date>
    <dc:date>2015-11-25T06:51:00Z</dc:date>
    <meta:template xlink:href="Normal" xlink:type="simple"/>
    <meta:editing-cycles>3</meta:editing-cycles>
    <meta:editing-duration>PT0S</meta:editing-duration>
    <meta:document-statistic meta:page-count="1" meta:paragraph-count="2" meta:word-count="189" meta:character-count="1322" meta:row-count="9" meta:non-whitespace-character-count="1135"/>
  </office:meta>
</office:document-meta>
</file>